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style:font-name="Times New Roman" fo:font-size="12pt" style:font-size-asian="12pt" style:font-size-complex="12pt"/>
    </style:style>
    <style:style style:name="P3" style:family="paragraph" style:parent-style-name="Standard" style:list-style-name="L1">
      <style:paragraph-properties fo:line-height="150%"/>
      <style:text-properties fo:color="#000000" style:font-name="Times New Roman" fo:font-size="12pt" style:font-size-asian="12pt" style:font-size-complex="12pt"/>
    </style:style>
    <style:style style:name="P4" style:family="paragraph" style:parent-style-name="Standard" style:list-style-name="L2">
      <style:paragraph-properties fo:line-height="150%"/>
      <style:text-properties fo:color="#000000" style:font-name="Times New Roman" fo:font-size="12pt" style:font-size-asian="12pt" style:font-size-complex="12pt"/>
    </style:style>
    <style:style style:name="P5" style:family="paragraph" style:parent-style-name="Standard" style:list-style-name="L3">
      <style:paragraph-properties fo:line-height="150%"/>
      <style:text-properties fo:color="#000000" style:font-name="Times New Roman" fo:font-size="12pt" style:font-size-asian="12pt" style:font-size-complex="12pt"/>
    </style:style>
    <style:style style:name="P6" style:family="paragraph" style:parent-style-name="Standard" style:list-style-name="L4">
      <style:paragraph-properties fo:line-height="150%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: Test 1</text:p>
      <text:p text:style-name="P1">Title: Navigation on page</text:p>
      <text:p text:style-name="P1">Type: Functional</text:p>
      <text:p text:style-name="P1">Priority: Medium</text:p>
      <text:p text:style-name="P1">Test conditions: Windows 7, Windows 10, Google Chrome v. <text:span text:style-name="T1">85.0.4183.121 (64 bit) / Mozilla Firefox v.</text:span> 85.0.2 (64 bit) / Opera / Brave v. 1.20.103, 64 bit, URL: https://knp.org.pl/</text:p>
      <text:p text:style-name="P1">Steps:</text:p>
      <text:list xml:id="list5573757707935822153" text:style-name="L1">
        <text:list-item>
          <text:p text:style-name="P3">Entering the party's website</text:p>
        </text:list-item>
        <text:list-item>
          <text:p text:style-name="P3">Check visibility information on footer and all sub-page</text:p>
        </text:list-item>
        <text:list-item>
          <text:p text:style-name="P3">Click on button "Program"</text:p>
        </text:list-item>
        <text:list-item>
          <text:p text:style-name="P3">Check visibility information on footer and all sub-page</text:p>
        </text:list-item>
        <text:list-item>
          <text:p text:style-name="P3">Click on button "Projekt Konstytucji"</text:p>
        </text:list-item>
        <text:list-item>
          <text:p text:style-name="P3">Check visibility information on footer and all sub-page</text:p>
        </text:list-item>
        <text:list-item>
          <text:p text:style-name="P3">Click on button "Dołącz do nas"</text:p>
        </text:list-item>
        <text:list-item>
          <text:p text:style-name="P3">Check visibility information on footer and all sub-page</text:p>
        </text:list-item>
        <text:list-item>
          <text:p text:style-name="P3">Click on button "Wspieraj nas"</text:p>
        </text:list-item>
        <text:list-item>
          <text:p text:style-name="P3">Check visibility information on footer and all sub-page</text:p>
        </text:list-item>
      </text:list>
      <text:p text:style-name="P1">Expected results: </text:p>
      <text:list xml:id="list8189368462626465889" text:style-name="L2">
        <text:list-item>
          <text:p text:style-name="P4">Entering website</text:p>
        </text:list-item>
        <text:list-item>
          <text:p text:style-name="P4">Information and all sub-page is visible</text:p>
        </text:list-item>
        <text:list-item>
          <text:p text:style-name="P4">Entering to sub-page "Program"</text:p>
        </text:list-item>
        <text:list-item>
          <text:p text:style-name="P4">Information and all sub-page is visible</text:p>
        </text:list-item>
        <text:list-item>
          <text:p text:style-name="P4">Entering to sub-page "Projekt Konstytucji"</text:p>
        </text:list-item>
        <text:list-item>
          <text:p text:style-name="P4">Information and all sub-page is visible</text:p>
        </text:list-item>
        <text:list-item>
          <text:p text:style-name="P4">Entering to sub-page "Dołącz do nas"</text:p>
        </text:list-item>
        <text:list-item>
          <text:p text:style-name="P4">Information and all sub-page is visible</text:p>
        </text:list-item>
        <text:list-item>
          <text:p text:style-name="P4">Entering to sub-page "Wspieraj nas"</text:p>
        </text:list-item>
        <text:list-item>
          <text:p text:style-name="P4">Information and all sub-page is visible</text:p>
        </text:list-item>
      </text:list>
      <text:p text:style-name="P1">Actual results:</text:p>
      <text:list xml:id="list8201938463030069536" text:style-name="L3">
        <text:list-item>
          <text:p text:style-name="P5">Entering website</text:p>
        </text:list-item>
        <text:list-item>
          <text:p text:style-name="P5">Information and all sub-page is visible</text:p>
        </text:list-item>
        <text:list-item>
          <text:p text:style-name="P5">Entering to sub-page "Program"</text:p>
        </text:list-item>
        <text:list-item>
          <text:p text:style-name="P5">Information and all sub-page is visible</text:p>
        </text:list-item>
        <text:list-item>
          <text:p text:style-name="P5">Entering to sub-page "Projekt Konstytucji"</text:p>
        </text:list-item>
        <text:list-item>
          <text:p text:style-name="P5">Information and all sub-page is visible</text:p>
        </text:list-item>
        <text:list-item>
          <text:p text:style-name="P5"><text:soft-page-break/>Entering to sub-page "Dołącz do nas"</text:p>
        </text:list-item>
        <text:list-item>
          <text:p text:style-name="P5">Information and all sub-page is visible</text:p>
        </text:list-item>
        <text:list-item>
          <text:p text:style-name="P5">Entering to sub-page "Wspieraj nas"</text:p>
        </text:list-item>
        <text:list-item>
          <text:p text:style-name="P5">Information and all sub-page is visible</text:p>
        </text:list-item>
      </text:list>
      <text:p text:style-name="P1">Status: passed</text:p>
      <text:p text:style-name="P1"/>
      <text:p text:style-name="P1">ID: Test 2</text:p>
      <text:p text:style-name="P1">Title: PDF on "Projekt Konstytucji" sub-page</text:p>
      <text:p text:style-name="P1">Type: Functional</text:p>
      <text:p text:style-name="P1">Priority: Medium</text:p>
      <text:p text:style-name="P1">Test conditions: Windows 7, Windows 10, Google Chrome v. <text:span text:style-name="T1">85.0.4183.121 (64 bit) / Mozilla Firefox v.</text:span> 85.0.2 (64 bit) / Opera / Brave v. 1.20.103, 64 bit, URL: https://knp.org.pl/</text:p>
      <text:p text:style-name="P1">Steps:</text:p>
      <text:list xml:id="list591289836674676527" text:style-name="L4">
        <text:list-item>
          <text:p text:style-name="P6">Entering the party's website</text:p>
        </text:list-item>
        <text:list-item>
          <text:p text:style-name="P6">Entering to sub-page "Projekt Konstytucji"</text:p>
        </text:list-item>
        <text:list-item>
          <text:p text:style-name="P6">Click on button "Pobierz PDF"</text:p>
        </text:list-item>
        <text:list-item>
          <text:p text:style-name="P6">Opening PDF file on web browser</text:p>
        </text:list-item>
      </text:list>
      <text:p text:style-name="P1">Expected Result: opening PDF file on web browser</text:p>
      <text:p text:style-name="P1">Actual Result: opening file on web browser</text:p>
      <text:p text:style-name="P1">Status: pas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8S</meta:editing-duration>
    <meta:editing-cycles>8</meta:editing-cycles>
    <meta:generator>OpenOffice/4.1.7$Win32 OpenOffice.org_project/417m1$Build-9800</meta:generator>
    <dc:date>2021-02-12T22:15:06.85</dc:date>
    <dc:creator>Rafał Korzeniec</dc:creator>
    <meta:document-statistic meta:table-count="0" meta:image-count="0" meta:object-count="0" meta:page-count="2" meta:paragraph-count="52" meta:word-count="329" meta:character-count="2004"/>
    <meta:user-defined meta:name="Info 1"/>
    <meta:user-defined meta:name="Info 2"/>
    <meta:user-defined meta:name="Info 3"/>
    <meta:user-defined meta:name="Info 4"/>
  </office:meta>
</office:document-meta>
</file>